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style:text-underline-style="solid" style:text-underline-width="auto" style:text-underline-color="font-color"/>
    </style:style>
    <style:style style:name="P3" style:family="paragraph" style:parent-style-name="Standard">
      <style:text-properties fo:language="de" fo:country="DE" fo:font-weight="bold" style:font-weight-asian="bold" style:font-weight-complex="bold"/>
    </style:style>
    <style:style style:name="P4" style:family="paragraph" style:parent-style-name="Standard">
      <style:text-properties fo:language="de" fo:country="DE" fo:font-style="italic" fo:font-weight="bold" style:font-style-asian="italic" style:font-weight-asian="bold" style:font-style-complex="italic" style:font-weight-complex="bold"/>
    </style:style>
    <style:style style:name="P5" style:family="paragraph" style:parent-style-name="Standard">
      <style:paragraph-properties>
        <style:tab-stops>
          <style:tab-stop style:position="1.1354in"/>
        </style:tab-stops>
      </style:paragraph-properties>
      <style:text-properties fo:language="de" fo:country="D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1.1354in"/>
        </style:tab-stops>
      </style:paragraph-properties>
    </style:style>
    <style:style style:name="P8" style:family="paragraph" style:parent-style-name="Standard">
      <style:text-properties fo:font-size="14pt" fo:language="de" fo:country="DE" style:font-size-asian="14pt"/>
    </style:style>
    <style:style style:name="P9" style:family="paragraph" style:parent-style-name="Standard">
      <style:paragraph-properties fo:margin-left="0.9835in" fo:margin-right="0in" fo:text-indent="-0.9791in" style:auto-text-indent="false"/>
      <style:text-properties fo:language="de" fo:country="DE"/>
    </style:style>
    <style:style style:name="P10" style:family="paragraph" style:parent-style-name="Standard">
      <style:paragraph-properties fo:margin-left="0.4898in" fo:margin-right="0in" fo:text-indent="0in" style:auto-text-indent="false"/>
    </style:style>
    <style:style style:name="P11" style:family="paragraph" style:parent-style-name="Standard">
      <style:paragraph-properties fo:margin-left="0.4898in" fo:margin-right="0in" fo:text-indent="0in" style:auto-text-indent="false"/>
      <style:text-properties fo:language="de" fo:country="DE"/>
    </style:style>
    <style:style style:name="P12" style:family="paragraph" style:parent-style-name="Standard">
      <style:paragraph-properties fo:margin-left="0.4898in" fo:margin-right="0in" fo:text-indent="0in" style:auto-text-indent="false"/>
      <style:text-properties fo:language="de" fo:country="DE" fo:font-weight="bold" style:font-weight-asian="bold" style:font-weight-complex="bold"/>
    </style:style>
    <style:style style:name="P13" style:family="paragraph" style:parent-style-name="Standard">
      <style:paragraph-properties fo:margin-left="0.4898in" fo:margin-right="0in" fo:text-indent="0.002in" style:auto-text-indent="false"/>
    </style:style>
    <style:style style:name="P14" style:family="paragraph" style:parent-style-name="Standard">
      <style:paragraph-properties fo:margin-left="0.4898in" fo:margin-right="0in" fo:text-indent="0.002in" style:auto-text-indent="false"/>
      <style:text-properties fo:language="de" fo:country="DE"/>
    </style:style>
    <style:style style:name="P15" style:family="paragraph" style:parent-style-name="Standard">
      <style:paragraph-properties fo:margin-left="0in" fo:margin-right="0in" fo:text-indent="0.4917in" style:auto-text-indent="false"/>
    </style:style>
    <style:style style:name="P16" style:family="paragraph" style:parent-style-name="Standard">
      <style:paragraph-properties fo:margin-left="0in" fo:margin-right="0in" fo:text-indent="0.4917in" style:auto-text-indent="false"/>
      <style:text-properties fo:font-weight="bold" style:font-weight-asian="bold" style:font-weight-complex="bold"/>
    </style:style>
    <style:style style:name="P17" style:family="paragraph" style:parent-style-name="Standard">
      <style:paragraph-properties fo:margin-left="0in" fo:margin-right="0in" fo:text-indent="0.4917in" style:auto-text-indent="false"/>
      <style:text-properties fo:language="de" fo:country="DE"/>
    </style:style>
    <style:style style:name="P18" style:family="paragraph" style:parent-style-name="Standard">
      <style:paragraph-properties fo:margin-left="0in" fo:margin-right="0in" fo:text-indent="0.4917in" style:auto-text-indent="false"/>
      <style:text-properties fo:language="de" fo:country="DE" fo:font-weight="bold" style:font-weight-asian="bold" style:font-weight-complex="bold"/>
    </style:style>
    <style:style style:name="P19" style:family="paragraph" style:parent-style-name="Text_20_body">
      <style:paragraph-properties fo:margin-left="0in" fo:margin-right="0in" fo:text-indent="0.4917in" style:auto-text-indent="false"/>
      <style:text-properties fo:font-size="12pt" fo:language="de" fo:country="DE" style:font-size-asian="12pt"/>
    </style:style>
    <style:style style:name="P20" style:family="paragraph" style:parent-style-name="Standard">
      <style:paragraph-properties fo:margin-left="0.4917in" fo:margin-right="0in" fo:text-indent="0in" style:auto-text-indent="false"/>
      <style:text-properties fo:language="de" fo:country="DE"/>
    </style:style>
    <style:style style:name="P21" style:family="paragraph" style:parent-style-name="Text_20_body">
      <style:paragraph-properties fo:margin-left="0.4917in" fo:margin-right="0in" fo:text-indent="0in" style:auto-text-indent="false"/>
      <style:text-properties fo:font-size="12pt" fo:language="de" fo:country="DE" style:font-size-asian="12pt"/>
    </style:style>
    <style:style style:name="P22" style:family="paragraph" style:parent-style-name="Standard">
      <style:paragraph-properties fo:margin-left="0.4917in" fo:margin-right="0in" fo:text-indent="-0.4917in" style:auto-text-indent="false"/>
    </style:style>
    <style:style style:name="P23" style:family="paragraph" style:parent-style-name="Standard">
      <style:paragraph-properties fo:margin-left="0.4917in" fo:margin-right="0in" fo:text-indent="-0.4917in" style:auto-text-indent="false">
        <style:tab-stops>
          <style:tab-stop style:position="1.1354in"/>
        </style:tab-stops>
      </style:paragraph-properties>
      <style:text-properties fo:language="de" fo:country="DE"/>
    </style:style>
    <style:style style:name="P24" style:family="paragraph" style:parent-style-name="Standard">
      <style:paragraph-properties fo:margin-left="0.4917in" fo:margin-right="0in" fo:text-indent="-0.4917in" style:auto-text-indent="false"/>
      <style:text-properties fo:language="fr" fo:country="FR"/>
    </style:style>
    <style:style style:name="P25" style:family="paragraph" style:parent-style-name="Standard">
      <style:paragraph-properties fo:margin-left="0.9791in" fo:margin-right="0in" fo:text-indent="0in" style:auto-text-indent="false"/>
    </style:style>
    <style:style style:name="P26" style:family="paragraph" style:parent-style-name="Standard">
      <style:paragraph-properties fo:margin-left="0.9791in" fo:margin-right="0in" fo:text-indent="0in" style:auto-text-indent="false"/>
      <style:text-properties fo:language="de" fo:country="DE"/>
    </style:style>
    <style:style style:name="P27" style:family="paragraph" style:parent-style-name="Standard">
      <style:paragraph-properties fo:margin-left="0.9791in" fo:margin-right="0in" fo:text-indent="-0.9791in" style:auto-text-indent="false"/>
    </style:style>
    <style:style style:name="P28" style:family="paragraph" style:parent-style-name="Standard">
      <style:paragraph-properties fo:margin-left="1.4752in" fo:margin-right="0in" fo:text-indent="-1.4752in" style:auto-text-indent="false"/>
      <style:text-properties fo:language="de" fo:country="DE"/>
    </style:style>
    <style:style style:name="P29" style:family="paragraph" style:parent-style-name="Standard">
      <style:paragraph-properties fo:margin-left="0.4898in" fo:margin-right="0in" fo:text-indent="-0.4898in" style:auto-text-indent="false"/>
    </style:style>
    <style:style style:name="P30" style:family="paragraph" style:parent-style-name="Standard">
      <style:paragraph-properties fo:margin-left="0.4898in" fo:margin-right="0in" fo:text-indent="-0.4898in" style:auto-text-indent="false"/>
      <style:text-properties fo:font-weight="bold" style:font-weight-asian="bold" style:font-weight-complex="bold"/>
    </style:style>
    <style:style style:name="P31" style:family="paragraph" style:parent-style-name="Standard">
      <style:paragraph-properties fo:margin-left="0.4898in" fo:margin-right="0in" fo:text-indent="-0.4898in" style:auto-text-indent="false"/>
      <style:text-properties fo:language="de" fo:country="DE"/>
    </style:style>
    <style:style style:name="P32" style:family="paragraph" style:parent-style-name="Text_20_body">
      <style:paragraph-properties fo:margin-left="0.4898in" fo:margin-right="0in" fo:text-indent="-0.4898in" style:auto-text-indent="false"/>
    </style:style>
    <style:style style:name="P33" style:family="paragraph" style:parent-style-name="Standard">
      <style:paragraph-properties fo:margin-left="1.4752in" fo:margin-right="0in" fo:text-indent="-0.9854in" style:auto-text-indent="false"/>
      <style:text-properties fo:language="de" fo:country="DE"/>
    </style:style>
    <style:style style:name="P34" style:family="paragraph" style:parent-style-name="Standard">
      <style:paragraph-properties fo:margin-left="1.4752in" fo:margin-right="0in" fo:text-indent="-0.9752in" style:auto-text-indent="false"/>
      <style:text-properties fo:language="de" fo:country="DE"/>
    </style:style>
    <style:style style:name="P35" style:family="paragraph" style:parent-style-name="Standard">
      <style:paragraph-properties fo:margin-left="0.4917in" fo:margin-right="0in" fo:text-indent="0.4917in" style:auto-text-indent="false"/>
      <style:text-properties fo:language="de" fo:country="DE"/>
    </style:style>
    <style:style style:name="P36" style:family="paragraph" style:parent-style-name="Text_20_body">
      <style:text-properties fo:font-size="12pt" style:font-size-asian="12pt"/>
    </style:style>
    <style:style style:name="P37" style:family="paragraph" style:parent-style-name="Text_20_body">
      <style:text-properties fo:font-size="12pt" fo:language="de" fo:country="DE" style:font-size-asian="12pt"/>
    </style:style>
    <style:style style:name="P38" style:family="paragraph" style:parent-style-name="Text_20_body_20_indent">
      <style:text-properties fo:language="de" fo:country="DE"/>
    </style:style>
    <style:style style:name="P39" style:family="paragraph" style:parent-style-name="Textkörper-Einzug_20_3">
      <style:text-properties fo:language="de" fo:country="DE"/>
    </style:style>
    <style:style style:name="P40" style:family="paragraph" style:parent-style-name="Footer">
      <style:paragraph-properties>
        <style:tab-stops/>
      </style:paragraph-properties>
    </style:style>
    <style:style style:name="P41" style:family="paragraph" style:parent-style-name="Footer">
      <style:paragraph-properties>
        <style:tab-stops/>
      </style:paragraph-properties>
      <style:text-properties fo:language="de" fo:country="DE"/>
    </style:style>
    <style:style style:name="P42" style:family="paragraph" style:parent-style-name="Footer">
      <style:paragraph-properties>
        <style:tab-stops>
          <style:tab-stop style:position="1.1354in"/>
        </style:tab-stops>
      </style:paragraph-properties>
    </style:style>
    <style:style style:name="P43" style:family="paragraph" style:parent-style-name="Standard" style:list-style-name="WW8Num18">
      <style:text-properties fo:language="de" fo:country="DE"/>
    </style:style>
    <style:style style:name="P44" style:family="paragraph" style:parent-style-name="Heading_20_1">
      <style:text-properties fo:font-size="16pt" fo:language="de" fo:country="DE" fo:font-weight="bold" style:font-size-asian="16pt" style:font-weight-asian="bold" style:font-weight-complex="bold"/>
    </style:style>
    <style:style style:name="P45" style:family="paragraph" style:parent-style-name="Heading_20_1">
      <style:text-properties fo:font-size="12pt" fo:language="de" fo:country="DE" style:font-size-asian="12pt"/>
    </style:style>
    <style:style style:name="P46" style:family="paragraph" style:parent-style-name="Heading_20_1">
      <style:text-properties fo:font-size="12pt" style:font-size-asian="12pt"/>
    </style:style>
    <style:style style:name="P47" style:family="paragraph" style:parent-style-name="Heading_20_1">
      <style:text-properties fo:font-weight="bold" style:font-weight-asian="bold" style:font-weight-complex="bold"/>
    </style:style>
    <style:style style:name="P48" style:family="paragraph" style:parent-style-name="Heading_20_1">
      <style:paragraph-properties fo:margin-left="0in" fo:margin-right="0in" fo:text-indent="0.4917in" style:auto-text-indent="false"/>
    </style:style>
    <style:style style:name="P49" style:family="paragraph" style:parent-style-name="Heading_20_1">
      <style:paragraph-properties fo:margin-left="0in" fo:margin-right="0in" fo:text-indent="0.4917in" style:auto-text-indent="false"/>
      <style:text-properties fo:font-size="12pt" fo:language="de" fo:country="DE" style:font-size-asian="12pt"/>
    </style:style>
    <style:style style:name="P50" style:family="paragraph" style:parent-style-name="Heading_20_1">
      <style:paragraph-properties fo:margin-left="0in" fo:margin-right="0in" fo:text-indent="0.4917in" style:auto-text-indent="false"/>
      <style:text-properties fo:font-size="12pt" style:font-size-asian="12pt"/>
    </style:style>
    <style:style style:name="P51" style:family="paragraph" style:parent-style-name="Heading_20_2">
      <style:text-properties fo:language="de" fo:country="DE"/>
    </style:style>
    <style:style style:name="P52" style:family="paragraph" style:parent-style-name="Heading_20_2">
      <style:text-properties fo:font-size="12pt" fo:language="de" fo:country="DE" style:font-size-asian="12pt"/>
    </style:style>
    <style:style style:name="P53" style:family="paragraph" style:parent-style-name="Heading_20_2">
      <style:text-properties fo:font-size="12pt" fo:font-weight="normal" style:font-size-asian="12pt" style:font-weight-asian="normal" style:font-weight-complex="normal"/>
    </style:style>
    <style:style style:name="P54" style:family="paragraph" style:parent-style-name="Heading_20_2" style:master-page-name="Standard">
      <style:paragraph-properties style:page-number="auto"/>
      <style:text-properties fo:font-size="16pt" fo:language="de" fo:country="DE" style:font-size-asian="16pt"/>
    </style:style>
    <style:style style:name="P55" style:family="paragraph" style:parent-style-name="Heading_20_3">
      <style:text-properties fo:font-size="12pt" fo:language="de" fo:country="DE" style:text-underline-style="none" style:font-size-asian="12pt"/>
    </style:style>
    <style:style style:name="P56" style:family="paragraph" style:parent-style-name="Heading_20_3">
      <style:text-properties fo:font-size="12pt" fo:language="de" fo:country="DE" style:text-underline-style="none" fo:font-weight="bold" style:font-size-asian="12pt" style:font-weight-asian="bold" style:font-weight-complex="bold"/>
    </style:style>
    <style:style style:name="P57" style:family="paragraph" style:parent-style-name="Heading_20_3">
      <style:text-properties fo:font-size="12pt" style:text-underline-style="none" style:font-size-asian="12pt"/>
    </style:style>
    <style:style style:name="P58" style:family="paragraph" style:parent-style-name="Heading_20_3">
      <style:text-properties fo:font-size="12pt" style:text-underline-style="none" fo:font-weight="bold" style:font-size-asian="12pt" style:font-weight-asian="bold" style:font-weight-complex="bold"/>
    </style:style>
    <style:style style:name="P59" style:family="paragraph" style:parent-style-name="Heading_20_3">
      <style:paragraph-properties fo:margin-left="0in" fo:margin-right="0in" fo:text-indent="0.4917in" style:auto-text-indent="false"/>
    </style:style>
    <style:style style:name="P60" style:family="paragraph" style:parent-style-name="Heading_20_3">
      <style:paragraph-properties fo:margin-left="0in" fo:margin-right="0in" fo:text-indent="0.4917in" style:auto-text-indent="false"/>
      <style:text-properties fo:font-size="12pt" style:text-underline-style="none" fo:font-weight="bold" style:font-size-asian="12pt" style:font-weight-asian="bold" style:font-weight-complex="bold"/>
    </style:style>
    <style:style style:name="P61" style:family="paragraph" style:parent-style-name="Heading_20_3">
      <style:paragraph-properties fo:margin-left="0in" fo:margin-right="0in" fo:text-indent="0.4917in" style:auto-text-indent="false"/>
      <style:text-properties fo:font-size="12pt" fo:language="de" fo:country="DE" style:text-underline-style="none" style:font-size-asian="12pt"/>
    </style:style>
    <style:style style:name="P62" style:family="paragraph" style:parent-style-name="Heading_20_4">
      <style:text-properties fo:language="de" fo:country="DE"/>
    </style:style>
    <style:style style:name="P63" style:family="paragraph" style:parent-style-name="Heading_20_6">
      <style:text-properties fo:language="de" fo:country="DE"/>
    </style:style>
    <style:style style:name="P64" style:family="paragraph" style:parent-style-name="Heading_20_6">
      <style:text-properties fo:font-size="14pt" style:font-size-asian="14pt"/>
    </style:style>
    <style:style style:name="P65" style:family="paragraph" style:parent-style-name="Heading_20_5">
      <style:text-properties fo:font-size="12pt" fo:language="de" fo:country="DE" style:font-size-asian="12pt"/>
    </style:style>
    <style:style style:name="P66" style:family="paragraph" style:parent-style-name="Heading_20_9">
      <style:text-properties fo:font-size="14pt" style:font-size-asian="14pt"/>
    </style:style>
    <style:style style:name="T1" style:family="text">
      <style:text-properties fo:language="de" fo:country="DE"/>
    </style:style>
    <style:style style:name="T2" style:family="text">
      <style:text-properties fo:language="de" fo:country="DE" fo:font-style="italic" fo:font-weight="bold" style:font-style-asian="italic" style:font-weight-asian="bold" style:font-style-complex="italic" style:font-weight-complex="bold"/>
    </style:style>
    <style:style style:name="T3" style:family="text">
      <style:text-properties fo:language="de" fo:country="DE" fo:font-style="italic" style:font-style-asian="italic" style:font-style-complex="italic"/>
    </style:style>
    <style:style style:name="T4" style:family="text">
      <style:text-properties fo:language="de" fo:country="DE" fo:font-weight="bold" style:font-weight-asian="bold" style:font-weight-complex="bold"/>
    </style:style>
    <style:style style:name="T5" style:family="text">
      <style:text-properties fo:font-size="12pt" style:font-size-asian="12pt"/>
    </style:style>
    <style:style style:name="T6" style:family="text">
      <style:text-properties fo:font-size="12pt" fo:language="de" fo:country="DE" style:font-size-asian="12pt"/>
    </style:style>
    <style:style style:name="T7" style:family="text">
      <style:text-properties fo:font-size="12pt" fo:language="de" fo:country="DE" fo:font-style="italic" style:font-size-asian="12pt" style:font-style-asian="italic" style:font-style-complex="italic"/>
    </style:style>
    <style:style style:name="T8" style:family="text">
      <style:text-properties fo:font-size="12pt" fo:language="de" fo:country="DE" fo:font-style="italic" style:text-underline-style="none" fo:font-weight="bold" style:font-size-asian="12pt" style:font-style-asian="italic" style:font-weight-asian="bold" style:font-style-complex="italic" style:font-weight-complex="bold"/>
    </style:style>
    <style:style style:name="T9" style:family="text">
      <style:text-properties fo:font-size="12pt" fo:language="de" fo:country="DE" fo:font-style="italic" style:text-underline-style="none" style:font-size-asian="12pt" style:font-style-asian="italic" style:font-style-complex="italic"/>
    </style:style>
    <style:style style:name="T10" style:family="text">
      <style:text-properties fo:font-size="12pt" fo:language="de" fo:country="DE" fo:font-style="italic" fo:font-weight="bold" style:font-size-asian="12pt" style:font-style-asian="italic" style:font-weight-asian="bold" style:font-style-complex="italic" style:font-weight-complex="bold"/>
    </style:style>
    <style:style style:name="T11" style:family="text">
      <style:text-properties fo:font-size="12pt" fo:language="de" fo:country="DE" style:text-underline-style="none" fo:font-weight="bold" style:font-size-asian="12pt" style:font-weight-asian="bold" style:font-weight-complex="bold"/>
    </style:style>
    <style:style style:name="T12" style:family="text">
      <style:text-properties fo:font-size="12pt" fo:language="de" fo:country="DE" style:text-underline-style="none" style:font-size-asian="12pt"/>
    </style:style>
    <style:style style:name="T13" style:family="text">
      <style:text-properties fo:font-size="12pt" fo:language="de" fo:country="DE" fo:font-weight="bold" style:font-size-asian="12pt" style:font-weight-asian="bold" style:font-weight-complex="bold"/>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style:text-underline-style="none" style:font-size-asian="12pt" style:font-style-asian="italic" style:font-style-complex="italic"/>
    </style:style>
    <style:style style:name="T16" style:family="text">
      <style:text-properties fo:font-size="12pt" fo:font-style="italic" fo:font-weight="bold" style:font-size-asian="12pt" style:font-style-asian="italic" style:font-weight-asian="bold" style:font-style-complex="italic" style:font-weight-complex="bold"/>
    </style:style>
    <style:style style:name="T17" style:family="text">
      <style:text-properties fo:font-size="12pt" style:text-underline-style="none" style:font-size-asian="12pt"/>
    </style:style>
    <style:style style:name="T18" style:family="text">
      <style:text-properties fo:font-size="12pt" fo:font-weight="bold" style:font-size-asian="12pt"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style>
    <style:style style:name="T25" style:family="text">
      <style:text-properties fo:language="fr" fo:country="FR"/>
    </style:style>
    <style:style style:name="T2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2">Lektion 14 </text:h>
      <text:p text:style-name="P1"/>
      <text:p text:style-name="P2"/>
      <text:h text:style-name="P44" text:outline-level="1">... um dich zu verstehen.</text:h>
      <text:p text:style-name="P1"/>
      <text:p text:style-name="P1"/>
      <text:p text:style-name="P1"/>
      <text:h text:style-name="P51" text:outline-level="2">Text 57</text:h>
      <text:p text:style-name="P41"/>
      <text:p text:style-name="P1">Alina <text:tab/><text:tab/>Ich glaube, die Deutschen können nicht mit Zahlen umgehen. </text:p>
      <text:p text:style-name="P9">Isabella<text:tab/>Warum denkst du das? Ich finde, dass sie sehr gut rechnen können. <text:s/></text:p>
      <text:p text:style-name="P9"><text:tab/>Meine Freundin Else zum Beispiel. Wenn sie im Supermarkt an der Kasse steht, rechnet sie die Preise zusammen, schneller als die Kassiererin, und die macht das mit Computer. Die Kassiererin sagt: fünfundzwanzig Euro dreiundvierzig – und Else hat das Geld schon in der Hand. Rechnen macht ihr keine Mühe.</text:p>
      <text:p text:style-name="P9">Alina<text:tab/>Siehst du, das meine ich.</text:p>
      <text:p text:style-name="P9">Isabella<text:tab/>Was meinst du? </text:p>
      <text:p text:style-name="P9">Alina<text:tab/>Dass sie mit Zahlen nicht umgehen können. Und du machst es wie sie.</text:p>
      <text:p text:style-name="P9">Isabella<text:tab/>Bitte, Alina, ich brauche eine Erklärung, um dich zu verstehen. </text:p>
      <text:p text:style-name="P9">Alina<text:tab/>Fünfundzwanzig hast du gesagt und dreiundvierzig. Du sagst erst <text:s/>„5“, dann denkst du: ach ja, die 20! Und sagst noch schnell „und 20“. So hast du es auch mit der 3 und der 40 gemacht: drei – ach ja, und 40. Warum? Warum denken die Deutschen nicht zuerst an die großen Zahlen? Die 20 steht doch vor der 5 und die 40 vor der 3. </text:p>
      <text:p text:style-name="P9"><text:tab/>Bei den Zahlen über 100 haben die Deutschen noch größere Schwierigkeiten. 243 zum Beispiel. An Anfang steht die 2, das sehen sie, aber dann stolpern sie über die 4 hinweg und nennen die 3 und dann kommt wieder: ach ja, und 40, also zweihundert-drei-undvierzig. Nur bei den Zahlen 13 bis 19 erinnern sie sich sofort, die 10 vergessen zu haben. Da sagen sie nicht „und“, sondern kurz: drei-zehn, vier-zehn. </text:p>
      <text:p text:style-name="P9">Isabella<text:tab/>Das ist eben so. Aber sie sagen nicht einszehn und zweizehn, sondern elf und zwölf.</text:p>
      <text:p text:style-name="P38">Alina<text:tab/>Das machen sie, um uns zu verwirren. Wir sollen nicht merken, dass sie mit Zahlen nicht umgehen können. </text:p>
      <text:p text:style-name="P9"><text:tab/></text:p>
      <text:p text:style-name="P9"/>
      <text:p text:style-name="P9"/>
      <text:h text:style-name="P62" text:outline-level="4">Wortschatz</text:h>
      <text:p text:style-name="P1"/>
      <text:p text:style-name="P1"/>
      <text:h text:style-name="P63" text:outline-level="6">Substantive</text:h>
      <text:p text:style-name="P1">das Abonnement/die Abonnements<text:tab/><text:tab/>das Konto/die Kontos</text:p>
      <text:p text:style-name="P1">der Anfang/die Anfänge<text:tab/><text:tab/><text:tab/>der Kontostand</text:p>
      <text:p text:style-name="P1">das Arbeitslosengeld<text:tab/><text:tab/><text:tab/> <text:tab/>die Mühe</text:p>
      <text:p text:style-name="P1">die Bank/die Banken<text:tab/><text:tab/><text:tab/><text:tab/>der Papagei/die Papageien</text:p>
      <text:p text:style-name="P1">die Bank/die Bänke (im Park)<text:tab/><text:tab/>der Preis/die Preise</text:p>
      <text:p text:style-name="P1">die Freundschaft/die Freundschaften<text:tab/><text:tab/>das Schicksal/die Schicksale</text:p>
      <text:p text:style-name="P1">die Kassiererin/die Kassiererinnen<text:tab/><text:tab/>die Sicherheit</text:p>
      <text:p text:style-name="P1">die Kenntnis/die Kenntnisse<text:tab/><text:tab/><text:tab/>die Überweisung/die Überweisungen</text:p>
      <text:p text:style-name="P1">der Kindergarten/die Kindergärten</text:p>
      <text:p text:style-name="P1"><text:soft-page-break/></text:p>
      <text:h text:style-name="P63" text:outline-level="6">Verben</text:h>
      <text:p text:style-name="P1">bedeuten/bedeutet<text:tab/><text:tab/><text:tab/><text:tab/>verwirren/verwirrt<text:tab/></text:p>
      <text:p text:style-name="P1">bringen/gebracht<text:tab/><text:tab/><text:tab/><text:tab/>weggeben/weggegeben</text:p>
      <text:p text:style-name="P1">holen/geholt<text:tab/><text:tab/><text:tab/><text:tab/><text:tab/>zahlen/gezahlt</text:p>
      <text:p text:style-name="P1">merken/gemerkt<text:tab/><text:tab/><text:tab/><text:tab/>auszahlen/ausgezahlt</text:p>
      <text:p text:style-name="P1">nennen/genannt<text:tab/><text:tab/><text:tab/><text:tab/>einzahlen/eingezahlt</text:p>
      <text:p text:style-name="P1">stolpern/gestolpert. hinwegstolpern<text:tab/><text:tab/>zurückzahlen/zurückgezahlt</text:p>
      <text:p text:style-name="P1">reichen/gereicht<text:tab/><text:tab/><text:tab/><text:tab/>zusammenrechnen/zusammengerechnet</text:p>
      <text:p text:style-name="P1">umgehen mit</text:p>
      <text:p text:style-name="P1"/>
      <text:h text:style-name="P63" text:outline-level="6">Adjektive</text:h>
      <text:p text:style-name="P1">arbeitslos </text:p>
      <text:p text:style-name="P1">toll</text:p>
      <text:p text:style-name="P1"/>
      <text:h text:style-name="P63" text:outline-level="6">Andere Wörter</text:h>
      <text:p text:style-name="P1">anstatt<text:tab/><text:tab/>eigentlich </text:p>
      <text:p text:style-name="P1">eben <text:tab/><text:tab/>zuerst</text:p>
      <text:p text:style-name="P1"/>
      <text:h text:style-name="P63" text:outline-level="6">Wendungen</text:h>
      <text:p text:style-name="P41">Bescheid wissen</text:p>
      <text:p text:style-name="P1">einen Kredit aufnehmen</text:p>
      <text:p text:style-name="P1">es gefällt mir/jemandem (nicht)</text:p>
      <text:p text:style-name="P1">zum Beispiel</text:p>
      <text:p text:style-name="P2"/>
      <text:p text:style-name="P2"/>
      <text:p text:style-name="P2"/>
      <text:h text:style-name="P66" text:outline-level="9">Grammatik</text:h>
      <text:p text:style-name="P1"/>
      <text:p text:style-name="P1"/>
      <text:h text:style-name="P63" text:outline-level="6">#Cautious statements# </text:h>
      <text:h text:style-name="P45" text:outline-level="1"/>
      <text:h text:style-name="Heading_20_1" text:outline-level="1"><text:span text:style-name="T6">#The sentence# </text:span><text:span text:style-name="T7">Die Deutschen können nicht mit Zahlen umgehen #</text:span><text:span text:style-name="T6">is an absolutely categorical observation. </text:span><text:span text:style-name="T5">Whoever wants to reduce the absoluteness of the statement, places the following phrases before the statement #</text:span></text:h>
      <text:h text:style-name="P49" text:outline-level="1">Ich finde, ... </text:h>
      <text:h text:style-name="P49" text:outline-level="1">Ich glaube, ... </text:h>
      <text:h text:style-name="P49" text:outline-level="1">Ich denke,... </text:h>
      <text:h text:style-name="P49" text:outline-level="1">Ich meine,...</text:h>
      <text:p text:style-name="P37"/>
      <text:p text:style-name="P36">#In this way the statement is expressed more cautiously. That is Alina’s intention in text 57. She says:#<text:tab/></text:p>
      <text:p text:style-name="P19">Ich glaube, die Deutschen können nicht mit Zahlen umgehen. </text:p>
      <text:p text:style-name="P36">#She is not certain that it is true. Isabella contradicts her just as cautiously, when she says:#</text:p>
      <text:p text:style-name="P19">Ich finde, dass sie sehr gut rechnen können. </text:p>
      <text:p text:style-name="P1"/>
      <text:p text:style-name="P1">#Further examples:#</text:p>
      <text:p text:style-name="P1"><text:tab/>Ich denke, er hat das Buch aus der Bibliothek geholt.</text:p>
      <text:p text:style-name="P1"><text:tab/>Er meint, dass es keine dummen Fragen gibt.<text:tab/><text:tab/><text:tab/><text:tab/><text:tab/></text:p>
      <text:p text:style-name="P2"/>
      <text:p text:style-name="P2"/>
      <text:p text:style-name="Standard"><text:soft-page-break/><text:span text:style-name="T22">#The small, but important word </text:span><text:span text:style-name="T20">zu#</text:span></text:p>
      <text:p text:style-name="P40"/>
      <text:p text:style-name="Standard">#How is <text:span text:style-name="T19">zu</text:span> used?</text:p>
      <text:p text:style-name="P40"><text:tab/>a)<text:tab/>in the meaning: to close#<text:tab/><text:tab/></text:p>
      <text:p text:style-name="Standard"><text:tab/><text:tab/><text:span text:style-name="T1">Die Tür ist zu. </text:span></text:p>
      <text:p text:style-name="P1"/>
      <text:p text:style-name="Standard"><text:span text:style-name="T1"><text:tab/></text:span>#b)<text:tab/>in the meaning: more as#<text:tab/><text:tab/></text:p>
      <text:p text:style-name="P13"><text:tab/><text:span text:style-name="T1">Es ist zu spät. </text:span></text:p>
      <text:p text:style-name="P1"/>
      <text:p text:style-name="Standard"><text:span text:style-name="T1"><text:tab/></text:span>#c)<text:tab/>as a verb prefix, usually with a different meaning #<text:tab/></text:p>
      <text:p text:style-name="P13"><text:tab/><text:span text:style-name="T1">Die Tür bitte zumachen.<text:tab/><text:tab/>= #to close#</text:span></text:p>
      <text:p text:style-name="P13"><text:span text:style-name="T1"><text:tab/>Er muss seinen Irrtum zugeben. <text:tab/></text:span>= <text:s/>#to avow#</text:p>
      <text:p text:style-name="Standard"/>
      <text:p text:style-name="Standard"><text:tab/>#d)<text:tab/>as an element of the infinitive#</text:p>
      <text:p text:style-name="P10"><text:tab/><text:tab/><text:span text:style-name="T1">Ich hoffe, pünktlich zu kommen.</text:span></text:p>
      <text:p text:style-name="P1"/>
      <text:p text:style-name="P41"/>
      <text:h text:style-name="Heading_20_3" text:outline-level="3"><text:span text:style-name="T11">#The infinitive with </text:span><text:span text:style-name="T8">zu / <text:s/></text:span><text:span text:style-name="T11">Der Infinitiv mit </text:span><text:span text:style-name="T8">zu#</text:span></text:h>
      <text:p text:style-name="P41"/>
      <text:p text:style-name="Standard">#The unconjugated, so-called infinitive verb can be combined with <text:span text:style-name="T19">zu</text:span> thus producing its own special word group: the infinitive with <text:span text:style-name="T19">zu.</text:span> This word group can be extended with other sentence elements; from which the infinitive sentence is yielded. (The conjugated verb is called<text:span text:style-name="T19">: finites Verb</text:span>.)# </text:p>
      <text:p text:style-name="P16"/>
      <text:p text:style-name="P16"/>
      <text:p text:style-name="P15"><text:span text:style-name="T22">#Simple infinitive with </text:span><text:span text:style-name="T20">zu:#</text:span></text:p>
      <text:p text:style-name="P15"/>
      <text:p text:style-name="P17">Er hofft zu kommen.</text:p>
      <text:p text:style-name="P41"/>
      <text:h text:style-name="Heading_20_1" text:outline-level="1"><text:span text:style-name="T5">#The infinitive with# </text:span><text:span text:style-name="T14">zu #</text:span><text:span text:style-name="T5">is extended by a word or several words and usually separated from the sentence by a comma.# </text:span></text:h>
      <text:h text:style-name="P46" text:outline-level="1"/>
      <text:p text:style-name="Standard"/>
      <text:h text:style-name="P48" text:outline-level="1"><text:span text:style-name="T18">#Extended infinitive with </text:span><text:span text:style-name="T16">zu</text:span><text:span text:style-name="T18">:#</text:span></text:h>
      <text:p text:style-name="P40"/>
      <text:h text:style-name="P49" text:outline-level="1">Er hofft, pünktlich zu kommen.</text:h>
      <text:p text:style-name="P1"><text:tab/>Er hofft, alle Tage pünktlich zu kommen.</text:p>
      <text:p text:style-name="P1"/>
      <text:h text:style-name="Heading_20_1" text:outline-level="1"><text:span text:style-name="T5">#The extended infinitive with# </text:span><text:span text:style-name="T14">zu</text:span><text:span text:style-name="T5"> #(infinitive sentence) is a complement. To illustrate this function, one can replace the extended infinitive with a general word, for example either# </text:span><text:span text:style-name="T14">es, das</text:span><text:span text:style-name="T5"> or </text:span><text:span text:style-name="T14">daran, darauf</text:span><text:span text:style-name="T5"> #or other similar words.# </text:span></text:h>
      <text:p text:style-name="P36"/>
      <text:p text:style-name="P21">Er hofft, alle Tage pünktlich zu kommen. <text:s/></text:p>
      <text:h text:style-name="P45" text:outline-level="1"><text:tab/>Er hofft es. <text:s/><text:tab/></text:h>
      <text:h text:style-name="P49" text:outline-level="1">Das hofft er.<text:tab/></text:h>
      <text:h text:style-name="P45" text:outline-level="1"><text:tab/></text:h>
      <text:h text:style-name="P45" text:outline-level="1"><text:tab/>Er fürchtet, die Arbeit nicht zu schaffen.</text:h>
      <text:p text:style-name="P1"><text:tab/>Er fürchtet es.</text:p>
      <text:p text:style-name="P41"><text:tab/>Das fürchtet er</text:p>
      <text:p text:style-name="P1"/>
      <text:p text:style-name="P15">#And the example from 57:#</text:p>
      <text:p text:style-name="Text_20_body"><text:soft-page-break/><text:span text:style-name="T5"><text:tab/></text:span><text:span text:style-name="T6">Sie erinnern sich, die 10 vergessen zu haben.</text:span></text:p>
      <text:h text:style-name="Heading_20_1" text:outline-level="1"><text:span text:style-name="T6"><text:tab/>Sie erinnern sich </text:span><text:span text:style-name="T7">daran</text:span><text:span text:style-name="T6">.</text:span></text:h>
      <text:p text:style-name="P1"/>
      <text:h text:style-name="Heading_20_1" text:outline-level="1"><text:span text:style-name="T5">#The addition of# </text:span><text:span text:style-name="T14">um, ohne #</text:span><text:span text:style-name="T5">or# </text:span><text:span text:style-name="T14">statt/anstatt</text:span><text:span text:style-name="T5"> #also result in an extension of the infinitive with </text:span><text:span text:style-name="T14">zu</text:span><text:span text:style-name="T5">.#</text:span></text:h>
      <text:p text:style-name="P40"/>
      <text:p text:style-name="P40"/>
      <text:h text:style-name="P48" text:outline-level="1"><text:span text:style-name="T10">um zu</text:span><text:span text:style-name="T13"> + Infinitiv</text:span></text:h>
      <text:h text:style-name="P49" text:outline-level="1"/>
      <text:h text:style-name="P48" text:outline-level="1"><text:span text:style-name="T5">#= names a reason; with# </text:span><text:span text:style-name="T14">warum #</text:span><text:span text:style-name="T5">as interrogative:#</text:span></text:h>
      <text:h text:style-name="Heading_20_1" text:outline-level="1"><text:span text:style-name="T5"><text:tab/></text:span><text:span text:style-name="T6">Er fährt ins Büro, um zu arbeiten. Warum fährt er ins Büro? Um zu arbeiten.</text:span></text:h>
      <text:h text:style-name="P45" text:outline-level="1"/>
      <text:h text:style-name="P50" text:outline-level="1">#And completed with other words:#</text:h>
      <text:p text:style-name="Standard"><text:tab/><text:span text:style-name="T1">Er fährt ins Büro, um wie alle Tage zu arbeiten.</text:span></text:p>
      <text:p text:style-name="P1"/>
      <text:p text:style-name="P15">#And the example from text 57:#</text:p>
      <text:p text:style-name="Standard"><text:tab/><text:span text:style-name="T1">Das machen sie, um uns zu verwirren. Warum machen sie das? Um uns zu verwirren.</text:span></text:p>
      <text:p text:style-name="P1"/>
      <text:p text:style-name="P1"/>
      <text:p text:style-name="P15"><text:span text:style-name="T2">ohne zu</text:span><text:span text:style-name="T4"> + Infinitiv</text:span><text:span text:style-name="T1"> </text:span></text:p>
      <text:p text:style-name="P17"/>
      <text:p text:style-name="P15">#= has a negative meaning#</text:p>
      <text:h text:style-name="Heading_20_1" text:outline-level="1"><text:span text:style-name="T5"><text:tab/></text:span><text:span text:style-name="T6">Er liegt im Bett, ohne zu schlafen. = er kann nicht schlafen<text:tab/></text:span></text:h>
      <text:h text:style-name="P45" text:outline-level="1"/>
      <text:h text:style-name="P50" text:outline-level="1">#And completed with other words:#</text:h>
      <text:h text:style-name="Heading_20_1" text:outline-level="1"><text:span text:style-name="T5"><text:tab/></text:span><text:span text:style-name="T6">Er liegt im Bett, ohne eine Minute zu schlafen. = er kann nicht eine Minute schlafen</text:span></text:h>
      <text:h text:style-name="P45" text:outline-level="1"><text:tab/>Sie verstehen sich, ohne zu reden. = sie brauchen nicht zu reden</text:h>
      <text:p text:style-name="P1"><text:tab/><text:tab/><text:tab/><text:tab/><text:tab/><text:tab/></text:p>
      <text:p text:style-name="P15">#And completed with other words:#</text:p>
      <text:p text:style-name="Standard"><text:tab/><text:span text:style-name="T1">Sie verstehen sich, ohne ein Wort zu reden. <text:tab/>= sie brauchen kein Wort zu reden</text:span></text:p>
      <text:p text:style-name="P18"/>
      <text:p text:style-name="P18"/>
      <text:p text:style-name="P18">statt zu/anstatt zu + Infinitiv </text:p>
      <text:p text:style-name="P18"/>
      <text:p text:style-name="P15"><text:span text:style-name="T22">#</text:span>= means: in place of something#</text:p>
      <text:p text:style-name="Standard"><text:tab/><text:span text:style-name="T1">Der Junge spielt, anstatt zu lernen. = er spielt, eigentlich soll er lernen </text:span></text:p>
      <text:p text:style-name="P1"><text:tab/><text:tab/></text:p>
      <text:p text:style-name="P15">#And completed with other words:#</text:p>
      <text:p text:style-name="P11">Der Junge spielt, anstatt für die Schule zu lernen. = er spielt, eigentlich soll er für die Schule lernen</text:p>
      <text:p text:style-name="P11">Der Junge spielt, statt seine Schularbeiten zu machen. = er spielt, eigentlich soll er seine Schularbeiten machen.</text:p>
      <text:p text:style-name="P2"/>
      <text:p text:style-name="P2"/>
      <text:p text:style-name="P4">nehmen – <text:s/>geben, <text:s/>holen – bringen</text:p>
      <text:p text:style-name="P1"/>
      <text:p text:style-name="Standard">#The verbs <text:span text:style-name="T19">nehmen, <text:s/>geben, holen, bringen</text:span> show movement, especially a movement in which a person A, a person B and a thing X are participating.# <text:s/></text:p>
      <text:p text:style-name="P7"/>
      <text:p text:style-name="P42">geben: <text:s text:c="4"/>A-B #direct contact# <text:s/><text:tab/><text:tab/>A gibt B ein Buch/X<text:tab/><text:tab/></text:p>
      <text:p text:style-name="P7"><text:s text:c="15"/><text:tab/><text:tab/><text:tab/><text:tab/><text:tab/><text:span text:style-name="T1">A/X =&gt; B/X<text:tab/><text:tab/><text:tab/><text:tab/></text:span></text:p>
      <text:p text:style-name="P5"><text:soft-page-break/><text:tab/><text:tab/><text:tab/><text:tab/><text:tab/>X von A zu B</text:p>
      <text:p text:style-name="P5"/>
      <text:p text:style-name="P23">nehmen: <text:s/>A-B #direct contact# <text:s text:c="5"/><text:tab/><text:tab/>A nimmt von B ein Buch/X <text:s/></text:p>
      <text:p text:style-name="P23"><text:s text:c="3"/><text:tab/><text:tab/><text:tab/><text:tab/> <text:s text:c="9"/><text:tab/><text:tab/>A &lt;= X/B<text:tab/><text:tab/></text:p>
      <text:p text:style-name="P23"><text:tab/><text:tab/><text:tab/><text:tab/><text:tab/><text:tab/>X von B zu A</text:p>
      <text:p text:style-name="P5"/>
      <text:p text:style-name="P5">bringen: <text:s text:c="2"/>A --- B #spatial distance#<text:tab/><text:tab/>A bringt B ein Buch/X <text:s text:c="2"/><text:tab/><text:tab/><text:tab/><text:tab/><text:tab/><text:tab/><text:tab/><text:tab/>AX ===&gt; B <text:tab/><text:tab/><text:tab/></text:p>
      <text:p text:style-name="P5"><text:tab/><text:tab/><text:tab/><text:tab/><text:tab/> <text:s text:c="5"/>===&gt; <text:s/>BX</text:p>
      <text:p text:style-name="P5"><text:tab/><text:tab/><text:tab/><text:tab/><text:tab/>A geht zu B; X von A zu B</text:p>
      <text:p text:style-name="P5"/>
      <text:p text:style-name="P23">holen:<text:tab/> <text:s text:c="4"/>A --- B #spatial distance#<text:tab/><text:tab/>A holt von B ein Buch/X<text:tab/></text:p>
      <text:p text:style-name="P23"><text:s text:c="3"/><text:tab/><text:tab/><text:tab/><text:tab/> <text:s text:c="7"/><text:tab/><text:tab/>A <text:s text:c="3"/>===&gt; X/B <text:s/></text:p>
      <text:p text:style-name="P23"><text:tab/><text:tab/><text:tab/><text:tab/><text:tab/><text:tab/>AX &lt;=== <text:tab/><text:tab/><text:tab/><text:tab/><text:tab/></text:p>
      <text:p text:style-name="P23"><text:tab/><text:tab/><text:tab/><text:tab/><text:tab/><text:tab/>A geht zu B; X von B zu A <text:s/></text:p>
      <text:p text:style-name="P5"/>
      <text:p text:style-name="Standard">#<text:span text:style-name="T19">Nehmen </text:span>and <text:span text:style-name="T19">geben</text:span> are irregular verbs. </text:p>
      <text:p text:style-name="Standard"><text:span text:style-name="T19">Bringen</text:span> is only regular in the present tense.</text:p>
      <text:p text:style-name="Standard"><text:span text:style-name="T19">Geben </text:span>is a regular verb.#</text:p>
      <text:p text:style-name="Standard"/>
      <text:p text:style-name="P1">nehmen<text:tab/>ich <text:tab/> <text:s/>nehme<text:tab/>wir <text:tab/>nehmen<text:tab/></text:p>
      <text:p text:style-name="P1"><text:tab/><text:tab/>du <text:tab/> <text:s/>nimmst<text:tab/>ihr <text:tab/>nehmt</text:p>
      <text:p text:style-name="P1"><text:tab/><text:tab/>er/sie/es nimmt<text:tab/>sie/Sie nehmen</text:p>
      <text:p text:style-name="P1"><text:tab/><text:tab/>Partizip: genommen</text:p>
      <text:p text:style-name="P1"><text:tab/><text:tab/></text:p>
      <text:p text:style-name="P1">geben<text:tab/><text:tab/>ich <text:tab/> <text:s/>gebe<text:tab/><text:tab/>wir <text:tab/>geben<text:tab/><text:tab/></text:p>
      <text:p text:style-name="P1"><text:tab/><text:tab/>du <text:tab/> <text:s/>gibst<text:tab/><text:tab/>ihr <text:tab/>gebt</text:p>
      <text:p text:style-name="P1"><text:tab/><text:tab/>er/sie/es gibt<text:tab/><text:tab/>sie/Sie geben</text:p>
      <text:p text:style-name="P1"><text:tab/><text:tab/>Partizip: gegeben</text:p>
      <text:p text:style-name="P1"/>
      <text:p text:style-name="P1">bringen<text:tab/>ich<text:tab/> <text:s/>bringe<text:tab/>wir <text:tab/>bringen<text:tab/><text:tab/><text:tab/></text:p>
      <text:p text:style-name="P1"><text:tab/><text:tab/>du<text:tab/> <text:s/>bringst<text:tab/>ihr <text:tab/>bringt</text:p>
      <text:p text:style-name="P1"><text:tab/><text:tab/>er/sie/es <text:s/>bringt<text:tab/>sie/Sie <text:tab/>bringen</text:p>
      <text:p text:style-name="P1"><text:tab/><text:tab/>Partizip: gebracht</text:p>
      <text:p text:style-name="P1"/>
      <text:h text:style-name="P55" text:outline-level="3">holen<text:tab/><text:tab/>ich <text:tab/> <text:s/>hole<text:tab/><text:tab/>wir<text:tab/>holen<text:tab/><text:tab/><text:tab/><text:tab/></text:h>
      <text:h text:style-name="P55" text:outline-level="3"><text:tab/><text:tab/>du<text:tab/> <text:s/>holst<text:tab/><text:tab/>ihr<text:tab/>holt</text:h>
      <text:h text:style-name="P55" text:outline-level="3"><text:tab/><text:tab/>er/sie/es holt<text:tab/><text:tab/>sie/Sie holen<text:tab/></text:h>
      <text:h text:style-name="Heading_20_3" text:outline-level="3"><text:span text:style-name="T12"><text:tab/><text:tab/></text:span><text:span text:style-name="T17">Partizip: geholt</text:span></text:h>
      <text:h text:style-name="P57" text:outline-level="3"/>
      <text:p text:style-name="Standard"/>
      <text:h text:style-name="P58" text:outline-level="3">#Derivatives: adjectives and nouns# </text:h>
      <text:p text:style-name="Standard"/>
      <text:p text:style-name="Standard">#Many words allow for new words to be derived from them. For example the titles of people dealt with earlier: <text:span text:style-name="T19">Ausland =&gt; Ausländer, Berlin =&gt; Berliner =&gt; Berlinerin</text:span> (compare lesson 2), <text:span text:style-name="T19">spiel(en) =&gt; Spieler, Fußball =&gt; Fußballer</text:span> (compare lesson 10). All the following examples come from the vocabulary sections in lessons 1 – 14.#</text:p>
      <text:p text:style-name="Standard"/>
      <text:p text:style-name="Standard"/>
      <text:h text:style-name="P60" text:outline-level="3">Adjektive</text:h>
      <text:p text:style-name="Standard"/>
      <text:p text:style-name="Standard"><text:soft-page-break/>#Adjectives are also formed through derivation. The meaning of most of these derivative adjectives corresponds to that of the word from which it was derived, but sometimes the derivation results in a consiberable difference in meaning, for example with <text:span text:style-name="T19">kostbar.</text:span> </text:p>
      <text:p text:style-name="Standard"/>
      <text:p text:style-name="P27">The most common derivative endings (suffixes) are# <text:span text:style-name="T19">-lich, -ig, -isch,</text:span> #whereas# -<text:span text:style-name="T19">sam</text:span> #and# </text:p>
      <text:p text:style-name="P27"><text:span text:style-name="T19">-bar</text:span> #are less common endings.</text:p>
      <text:p text:style-name="P40"/>
      <text:p text:style-name="P40">As a derivative of a verb# </text:p>
      <text:p text:style-name="P15"><text:span text:style-name="T19">-bar</text:span> #mostly means: it is possible:# <text:span text:style-name="T19">machbar</text:span> = #it is possible to do it#</text:p>
      <text:p text:style-name="Standard"><text:s/><text:tab/><text:span text:style-name="T19">-sam</text:span> #mostly means: special:# <text:span text:style-name="T19">bedeutsam</text:span> = #it has a special meaning <text:tab/></text:p>
      <text:p text:style-name="Standard"/>
      <text:p text:style-name="P1">Examples#</text:p>
      <text:p text:style-name="P1"><text:tab/>freundlich<text:tab/>&lt;= Freund <text:tab/>+ -lich</text:p>
      <text:p text:style-name="P1"><text:tab/>möglich<text:tab/>&lt;= mög(en) <text:tab/>+ -lich</text:p>
      <text:p text:style-name="P1"><text:tab/>fleißig<text:tab/><text:tab/>&lt;= Fleiß <text:tab/>+ -ig</text:p>
      <text:p text:style-name="P1"><text:tab/>richtig<text:tab/><text:tab/>&lt;= richt(en) <text:tab/>+ -ig<text:tab/></text:p>
      <text:h text:style-name="P55" text:outline-level="3"><text:tab/>schulisch<text:tab/>&lt;= Schule<text:tab/>+ -isch</text:h>
      <text:h text:style-name="P61" text:outline-level="3">wunderbar<text:tab/>&lt;= Wunder<text:tab/>+ -bar</text:h>
      <text:h text:style-name="P61" text:outline-level="3">kostbar<text:tab/><text:tab/>&lt;= kost(en) <text:tab/>+ -bar </text:h>
      <text:p text:style-name="P1"><text:tab/>bedeutsam<text:tab/>&lt; bedeut(en)<text:tab/>+ -sam</text:p>
      <text:h text:style-name="P56" text:outline-level="3"/>
      <text:p text:style-name="P1"/>
      <text:h text:style-name="P60" text:outline-level="3">Substantive<text:tab/></text:h>
      <text:p text:style-name="Standard"/>
      <text:h text:style-name="Heading_20_3" text:outline-level="3"><text:span text:style-name="T17">#The most common derivative endings (suffixes) are# -</text:span><text:span text:style-name="T15">ung, -heit, -igkeit, -nis,</text:span></text:h>
      <text:h text:style-name="Heading_20_3" text:outline-level="3"><text:span text:style-name="T17">-</text:span><text:span text:style-name="T15">schaft</text:span><text:span text:style-name="T17">. #Whereas# -</text:span><text:span text:style-name="T15">tum #</text:span><text:span text:style-name="T17">and# -</text:span><text:span text:style-name="T15">sal</text:span><text:span text:style-name="T17"> #are less common endings. <text:s/></text:span></text:h>
      <text:p text:style-name="P40"/>
      <text:h text:style-name="P57" text:outline-level="3">Please note with regard to the grammatical gender of the noun: </text:h>
      <text:h text:style-name="P59" text:outline-level="3"><text:span text:style-name="T12">Derivatives ending in# </text:span><text:span text:style-name="T9">-ung, -heit, - igkeit, -schaft</text:span><text:span text:style-name="T12"> #are feminine.</text:span></text:h>
      <text:h text:style-name="P59" text:outline-level="3"><text:span text:style-name="T12">Derivatives ending in# </text:span><text:span text:style-name="T9">-tum</text:span><text:span text:style-name="T12"> #are neuter; exceptions:# </text:span><text:span text:style-name="T9">der Irrtum, der Reichtum</text:span><text:span text:style-name="T12">.</text:span></text:h>
      <text:h text:style-name="P45" text:outline-level="1"/>
      <text:h text:style-name="P45" text:outline-level="1">Examples#</text:h>
      <text:h text:style-name="P45" text:outline-level="1"><text:tab/>Zeitung<text:tab/><text:tab/>&lt;= Zeit + -ung</text:h>
      <text:p text:style-name="P1"><text:tab/>Entschuldigung <text:tab/>&lt;= (sich) entschuldig(en) + -ung</text:p>
      <text:p text:style-name="P41"><text:tab/>Schönheit<text:tab/><text:tab/>&lt;= schön + -heit</text:p>
      <text:h text:style-name="P45" text:outline-level="1"><text:tab/>Neuigkeit<text:tab/><text:tab/>&lt;= neu + -igkeit</text:h>
      <text:h text:style-name="P65" text:outline-level="5"><text:tab/>Kenntnis<text:tab/><text:tab/>&lt;= kenn(en)-t + -nis <text:s/>(-t = #joining element#)</text:h>
      <text:p text:style-name="P1"><text:tab/>Freundschaft<text:tab/><text:tab/>&lt;= Freund + -schaft<text:tab/><text:tab/></text:p>
      <text:p text:style-name="P1"><text:tab/>Irrtum<text:tab/><text:tab/><text:tab/>&lt;= irr(en) + -tum</text:p>
      <text:p text:style-name="P1"><text:tab/>Schicksal<text:tab/><text:tab/>&lt;= schick(en) + -sal</text:p>
      <text:p text:style-name="P1"><text:tab/></text:p>
      <text:p text:style-name="P8"/>
      <text:h text:style-name="Heading_20_6" text:outline-level="6">#The small but important words# <text:span text:style-name="T19">doch #</text:span>and# <text:span text:style-name="T19">eigentlich</text:span></text:h>
      <text:p text:style-name="Standard"/>
      <text:p text:style-name="Standard">#They can have the following meanings:#</text:p>
      <text:p text:style-name="Standard"/>
      <text:p text:style-name="P1">doch <text:tab/><text:tab/>#intensity#<text:tab/>Nimm doch ein Stück Kuchen!</text:p>
      <text:p text:style-name="P26">#contrast#<text:tab/>Er ist doch gekommen. Wir haben nicht gedacht, dass er kommt. <text:tab/></text:p>
      <text:p text:style-name="P25"><text:span text:style-name="T19">Doch</text:span> #also effects a contrast as a conjunction and as an independent, stand alone sentence.#</text:p>
      <text:p text:style-name="P26"><text:soft-page-break/>conjunction#<text:tab/>Das Wetter ist nicht schön, doch es regnet nicht. = aber</text:p>
      <text:p text:style-name="P1"><text:tab/><text:tab/>#sentence#<text:tab/>Gefällt Ihnen die Stadt nicht? Doch. <text:tab/>= ja, sie gefällt mir<text:tab/> <text:s text:c="4"/><text:tab/><text:tab/><text:tab/></text:p>
      <text:p text:style-name="P1">eigentlich<text:tab/>#actually#<text:tab/>Das ist eigentlich richtig. = ja, aber ...<text:tab/></text:p>
      <text:p text:style-name="P1"><text:tab/><text:tab/>#doubt#<text:tab/>Ist das eigentlich richtig? = Ich bin nicht sicher</text:p>
      <text:p text:style-name="P1"/>
      <text:p text:style-name="P1"/>
      <text:p text:style-name="P1"/>
      <text:h text:style-name="P51" text:outline-level="2">Text 58</text:h>
      <text:p text:style-name="P1"/>
      <text:p text:style-name="P1">Herr Sommer braucht Geld. Er geht zur Bank. Herr Winter fragt nach seinen Wünschen.</text:p>
      <text:p text:style-name="P1">Herr Sommer<text:tab/><text:tab/>Ich brauche Geld.</text:p>
      <text:p text:style-name="P28">Herr Winter<text:tab/>Sie möchten einen Kredit aufnehmen? Wofür brauchen Sie Geld?</text:p>
      <text:p text:style-name="P1">Herr Sommer<text:tab/><text:tab/>Ich brauche es, um besser leben zu können.</text:p>
      <text:p text:style-name="P28">Herr Winter<text:tab/>Einen Kredit geben wir, wenn Sie zum Beispiel ein Haus kaufen wollen oder ...</text:p>
      <text:p text:style-name="P28">Herr Sommer<text:tab/>Ich bin nicht zu Ihnen gekommen, um über Geld für ein Haus zu reden. Ich habe ein größeres Problem. Mein monatliches Arbeitslosengeld reicht immer nur drei Wochen. Für die vierte Woche möchte ich Geld von Ihrer Bank haben. </text:p>
      <text:p text:style-name="P28">Herr Winter<text:tab/>Für einen Kredit braucht unsere Bank eine Sicherheit. Wie wollen Sie den Kredit zurückzahlen?</text:p>
      <text:p text:style-name="P39">Herr Sommer<text:tab/>Können wir darüber später reden? Vielleicht bekomme ich bald einen tollen Job.</text:p>
      <text:p text:style-name="P1"/>
      <text:p text:style-name="P1"/>
      <text:p text:style-name="P1"/>
      <text:h text:style-name="P51" text:outline-level="2">Text 59</text:h>
      <text:p text:style-name="P3"/>
      <text:p text:style-name="P37">Luise hat einen Papagei. Weil er ein kluger Papagei ist, hat er sprechen gelernt. Er redet morgens, mittags und abends, er redet immer. Seine Kenntnisse sind nicht sehr groß. Er redet immer dasselbe. Nun will Luise den Papagei weggeben. Warum? Sie will ihn weggeben, um sich nicht mehr über ihn zu ärgern. Er redet mehr als sie und das kann sie nicht leiden. </text:p>
      <text:p text:style-name="P1"/>
      <text:p text:style-name="P1"/>
      <text:p text:style-name="P1"/>
      <text:h text:style-name="P51" text:outline-level="2"><text:s/>Text 60 </text:h>
      <text:p text:style-name="P1"/>
      <text:p text:style-name="P1">Es klingelt. An der Tür steht eine Frau mit Zeitungen. </text:p>
      <text:p text:style-name="P1">– <text:s text:c="2"/><text:tab/>Ich komme von einem menschenfreundlichen Verein und möchte Ihnen unsere <text:s/><text:tab/>Zeitung geben.</text:p>
      <text:p text:style-name="P1">–<text:tab/>Ich nehme jeden Tag eine Zeitung aus meinem Briefkasten. Andere Zeitungen <text:tab/></text:p>
      <text:p text:style-name="P1"><text:tab/>kaufe ich eigentlich nicht. Sie sagen, dass Ihr Verein menschenfreundlich ist. Was <text:tab/>bedeutet das?</text:p>
      <text:p text:style-name="P1">–<text:tab/>Unsere Zeitung kostet nichts. Ich gebe sie Ihnen, um Ihnen eine Freude zu machen.</text:p>
      <text:p text:style-name="P1">–<text:tab/>Wunderbar, ich nehme Ihre Zeitung. Aber kommen Sie nicht morgen wieder, um <text:tab/>mir ein Abonnement zu verkaufen! </text:p>
      <text:p text:style-name="P1"/>
      <text:p text:style-name="P1"/>
      <text:p text:style-name="P41"/>
      <text:h text:style-name="P51" text:outline-level="2"><text:soft-page-break/><text:s/>Text 61 </text:h>
      <text:p text:style-name="P1"/>
      <text:p text:style-name="P1">Bei der Bank geht es um Überweisungen, Einzahlungen, Auszahlungen, um ein Konto und um den Kontostand und manchmal auch um einen Kredit. Die Leute wollen Geld zur Bank bringen oder Geld von der Bank holen. <text:bookmark-start text:name="OLE_LINK1"/>Sie müssen gut Bescheid wissen, um keinen Fehler zu machen. E<text:bookmark-end text:name="OLE_LINK1"/>s geht um Geld und das muss stimmen. </text:p>
      <text:p text:style-name="P1"/>
      <text:h text:style-name="P52" text:outline-level="2"/>
      <text:p text:style-name="P1"/>
      <text:h text:style-name="Heading_20_2" text:outline-level="2">Übungen</text:h>
      <text:p text:style-name="Standard"><text:s/></text:p>
      <text:p text:style-name="Standard"><text:span text:style-name="T22">Ü 173</text:span><text:tab/>#Write down the cautious statements from text 57.#</text:p>
      <text:p text:style-name="Standard"/>
      <text:p text:style-name="P29"><text:span text:style-name="T22">Ü 174</text:span> <text:s/>#Look in the texts from this lesson for subordinate clauses with# <text:span text:style-name="T19">um zu ...</text:span>. #Write them down.#</text:p>
      <text:p text:style-name="P30"/>
      <text:p text:style-name="P29"><text:span text:style-name="T22">Ü 175 <text:s/>#</text:span>Make cautious statements out of the following sentences. Use the above-mentioned phrases.<text:tab/></text:p>
      <text:p text:style-name="P33">Example:#<text:tab/></text:p>
      <text:p text:style-name="P33">Georg hat morgen Geburtstag. =&gt; Ich glaube, Georg hat morgen Geburtstag.</text:p>
      <text:p text:style-name="P1"><text:tab/></text:p>
      <text:p text:style-name="P1"><text:tab/>Katzen sind klüger als Hunde.</text:p>
      <text:p text:style-name="P1"><text:tab/>Autos sind ein Problem.</text:p>
      <text:p text:style-name="P1"><text:tab/>Wir haben zu wenig Freizeit.</text:p>
      <text:p text:style-name="P1"><text:tab/>Alle Menschen haben ein Hobby.</text:p>
      <text:p text:style-name="P1"><text:tab/>Glück kannst du nicht kaufen.</text:p>
      <text:p text:style-name="P1"><text:tab/>Der Frühling ist die schönste Jahreszeit.</text:p>
      <text:p text:style-name="P1"><text:tab/>Luise liebt Blumen mehr als ihren Papagei.</text:p>
      <text:p text:style-name="P1"><text:tab/>Wunder gibt es nicht.</text:p>
      <text:p text:style-name="P1"><text:tab/>Das Leben ist nicht leicht.</text:p>
      <text:p text:style-name="P1"><text:tab/>Georg kennt viele freundliche Menschen.</text:p>
      <text:p text:style-name="P1"/>
      <text:p text:style-name="P29"><text:span text:style-name="T22">Ü 176</text:span> <text:s/>#Test your feeling for the language! Choose the correct phrase to insert into the following sentences:# </text:p>
      <text:p text:style-name="P29"><text:span text:style-name="T22"><text:tab/></text:span><text:span text:style-name="T1">Ich finde, dass ... oder Ich glaube, dass ...?</text:span></text:p>
      <text:p text:style-name="P31"><text:s/></text:p>
      <text:p text:style-name="P37"><text:tab/>... dass der Ball ins Tor geht.</text:p>
      <text:p text:style-name="P1"><text:tab/>... dass das Essen gut schmeckt.</text:p>
      <text:p text:style-name="P1"><text:tab/>... dass du dich irrst.</text:p>
      <text:p text:style-name="P1"><text:tab/>... dass der Tag schön ist.</text:p>
      <text:p text:style-name="P1"/>
      <text:p text:style-name="P29"><text:span text:style-name="T22">Ü 177 #</text:span>What is the meaning of <text:s/>´zu´ in the following sentences, </text:p>
      <text:p text:style-name="P29"><text:span text:style-name="T22"><text:tab/></text:span>a) to close or </text:p>
      <text:p text:style-name="P29"><text:tab/>b) more as?# <text:tab/><text:span text:style-name="T22"><text:tab/><text:tab/></text:span></text:p>
      <text:p text:style-name="P1"><text:tab/></text:p>
      <text:p text:style-name="P1"><text:tab/>Die Tasche ist zu schwer für mich.</text:p>
      <text:p text:style-name="P1"><text:tab/>Manche Leute machen ihre Taschen nicht zu.</text:p>
      <text:p text:style-name="P1"><text:tab/>Heute bekommen Sie keine Briefmarken, die Post ist zu.</text:p>
      <text:p text:style-name="P1"><text:tab/>Du hast mal wieder zu lange geschlafen.</text:p>
      <text:p text:style-name="P1"><text:tab/>Das sind zu viele Zahlen, sie verwirren mich.</text:p>
      <text:p text:style-name="P1"><text:tab/>Sie muss klingeln, weil die Tür zu ist.</text:p>
      <text:p text:style-name="P1"><text:soft-page-break/><text:tab/>Du kaufst neue Möbel, hast du zu viel Geld?</text:p>
      <text:p text:style-name="P1"><text:tab/>Sie ist zu klug für ihn.</text:p>
      <text:p text:style-name="P1"><text:tab/>Das Wasser tropft, weil der Hahn nicht richtig zu ist.</text:p>
      <text:p text:style-name="P1"><text:tab/>Ich finde, du hast zu viele Wünsche. </text:p>
      <text:p text:style-name="P1"/>
      <text:p text:style-name="Standard"><text:span text:style-name="T22">Ü 178</text:span> <text:s/>#Form sentences with the extended infinitive with <text:span text:style-name="T19">zu</text:span>/infinitive sentences. </text:p>
      <text:p text:style-name="Standard"><text:tab/><text:span text:style-name="T1">Example a):#<text:tab/></text:span></text:p>
      <text:p text:style-name="P17">Wir hoffen, ... – euch bald sehen. =&gt; Wir hoffen, euch bald zu sehen.</text:p>
      <text:p text:style-name="P1"/>
      <text:p text:style-name="P1"><text:tab/>Er fürchtet, ... – zu spät kommen.</text:p>
      <text:p text:style-name="P1"><text:tab/>Sie erinnert sich, ... – den Film schon gesehen haben.</text:p>
      <text:p text:style-name="P1"><text:tab/>Wir denken, ... – einen guten Arzt gefunden haben. </text:p>
      <text:h text:style-name="P45" text:outline-level="1"><text:tab/>Du findest es nicht gut, ... – nur eine Hausfrau sein?</text:h>
      <text:h text:style-name="P45" text:outline-level="1"><text:tab/>Sie meint, ... – nie Glück haben.</text:h>
      <text:p text:style-name="P1"/>
      <text:p text:style-name="P34">#Example b):#<text:tab/></text:p>
      <text:p text:style-name="P34">Wir hoffen, dass wir euch bald sehen. =&gt; Wir hoffen, euch bald zu sehen.</text:p>
      <text:p text:style-name="P11"/>
      <text:h text:style-name="P45" text:outline-level="1"><text:tab/>Ich glaube, dass ich alles bezahlt habe.</text:h>
      <text:h text:style-name="P45" text:outline-level="1"><text:tab/>Ich wünsche mir, dass ich zu meinen Kindern fahren kann.</text:h>
      <text:h text:style-name="P45" text:outline-level="1"><text:tab/>Ich schreibe meinen Eltern, dass ich viel gelernt habe.</text:h>
      <text:h text:style-name="P45" text:outline-level="1"><text:tab/>Sie sagt, dass sie morgen einen langen Brief an ihren Liebsten schreibt.</text:h>
      <text:h text:style-name="P45" text:outline-level="1"><text:s text:c="2"/><text:tab/>Er denkt, dass er keinen Fehler gemacht hat.</text:h>
      <text:p text:style-name="P1"/>
      <text:p text:style-name="P29"><text:span text:style-name="T22">Ü 179</text:span> <text:s/>#Determine which words can be omitted when you form an infinitive sentence with <text:s/>#<text:span text:style-name="T19">zu</text:span>.</text:p>
      <text:p text:style-name="Standard"><text:tab/>#Example:#<text:tab/></text:p>
      <text:p text:style-name="P20">Wir fürchten, dass wir wieder zu spät kommen. =&gt; Wir fürchten, wieder zu spät zu kommen. – wir</text:p>
      <text:p text:style-name="P14">Wir wünschen euch, dass ihr jeden Tag eine Freude habt. =&gt; Wir wünschen euch, jeden Tag eine Freude zu haben. <text:s/>– ihr</text:p>
      <text:p text:style-name="P11"/>
      <text:p text:style-name="P10"><text:span text:style-name="T19">Wir #</text:span>and# <text:span text:style-name="T19">ihr #</text:span>are omitted, because# <text:span text:style-name="T19">wir</text:span> #and# <text:span text:style-name="T19">ihr #</text:span>are identical in both parts of the complex sentence, ie<text:span text:style-name="T19">.#: wir &lt;–&gt; wir; euch &lt;–&gt; ihr</text:span>.</text:p>
      <text:p text:style-name="P10"/>
      <text:p text:style-name="P11">Ich erinnere mich, dass ich das Buch schon gelesen habe.</text:p>
      <text:h text:style-name="P45" text:outline-level="1"><text:tab/>Er denkt, dass er morgen einen Brief von mir bekommt.</text:h>
      <text:h text:style-name="P45" text:outline-level="1"><text:s/><text:tab/>Ich bin nicht sicher, dass ich mit dir telefonieren kann.</text:h>
      <text:p text:style-name="P1"><text:tab/>Er bittet mich, dass ich den Brief zum Briefkasten bringe. <text:s/></text:p>
      <text:p text:style-name="P1"><text:tab/>Marek redet davon, dass er einen Roman schreiben will.</text:p>
      <text:p text:style-name="P1"><text:tab/>Er wünscht seiner Schwester, dass sie das Studium gut schafft.</text:p>
      <text:p text:style-name="P1"><text:tab/>Sie glaubt nicht, dass sie in einem Jahr verheiratet ist.</text:p>
      <text:p text:style-name="P1"><text:tab/>Du glaubst, dass du einen großen Fehler machst?<text:tab/></text:p>
      <text:p text:style-name="P1"/>
      <text:p text:style-name="Standard"><text:span text:style-name="T22">Ü 180 <text:s/>#</text:span>Rephrase the following sentences. </text:p>
      <text:p text:style-name="Standard"><text:tab/><text:span text:style-name="T1">Example:#</text:span></text:p>
      <text:p text:style-name="P17">Die Kinder gehen zur Schule, weil sie etwas lernen sollen. =&gt; Die Kinder gehen zur <text:tab/>Schule, um etwas zu lernen.</text:p>
      <text:p text:style-name="P3"><text:tab/></text:p>
      <text:p text:style-name="Standard"><text:span text:style-name="T4"><text:tab/></text:span><text:span text:style-name="T22">#</text:span>Attention:</text:p>
      <text:p text:style-name="Standard"><text:soft-page-break/><text:span text:style-name="T22"><text:tab/><text:tab/>– </text:span>The conjunction, the subject and the modal is not applicable in the infinitive <text:tab/><text:tab/> <text:s text:c="2"/>group <text:span text:style-name="T19">...um zu</text:span>.</text:p>
      <text:p text:style-name="Standard"><text:tab/><text:tab/>– The subjunctive clause with <text:span text:style-name="T19">weil </text:span>is substantially similar to the infinitive <text:tab/><text:tab/> <text:s text:c="2"/>gruoup ...<text:span text:style-name="T19">um zu</text:span>. A reason will be given.#<text:tab/></text:p>
      <text:p text:style-name="P6"/>
      <text:p text:style-name="Standard"><text:span text:style-name="T22"><text:tab/></text:span><text:span text:style-name="T1">Jürgen lernt fleißig, weil er die Prüfung gut machen möchte.</text:span></text:p>
      <text:p text:style-name="P1"><text:tab/>Die Frauen machen sich schön, weil sie den Männern gefallen möchten.</text:p>
      <text:p text:style-name="P1"><text:tab/>Jörg kauft einen Fernseher, weil er die Fußballspiele sehen will.</text:p>
      <text:p text:style-name="P1"><text:tab/>Jutta fragt viel, weil sie alles verstehen möchte.</text:p>
      <text:p text:style-name="P1"><text:tab/>Jochen liest die Zeitung, weil er über alles informiert sein möchte.</text:p>
      <text:p text:style-name="P1"><text:tab/>Julia geht zur Bank, weil sie einen Kredit bekommen möchte.</text:p>
      <text:p text:style-name="P1"><text:tab/>Jenni schreibt alles in ein Buch, weil sie nichts vergessen darf.</text:p>
      <text:p text:style-name="P1"><text:tab/>Juri macht Fotos, weil er sich genau erinnern möchte.</text:p>
      <text:p text:style-name="P11"><text:tab/>Jacek besorgt ein Auto, weil er Möbel zur neuen Wohnung bringen möchte..</text:p>
      <text:p text:style-name="P1"><text:tab/>Johannes telefoniert nicht mit mir, weil er nicht mit mir reden will.</text:p>
      <text:p text:style-name="P1"><text:tab/>Viele Menschen arbeiten viel, weil sie viel Geld verdienen wollen..</text:p>
      <text:p text:style-name="P11"><text:tab/>Viele Menschen warten auf das Wochenende, weil sie sich erholen möchten. </text:p>
      <text:p text:style-name="P12"/>
      <text:p text:style-name="P29"><text:span text:style-name="T22">Ü 181</text:span> <text:s/>#Determine whether the following sentences can be linked with#<text:span text:style-name="T19"> ohne zu, um zu</text:span> #or# <text:span text:style-name="T19">anstatt zu</text:span>. #Form sentences in which it is possible. </text:p>
      <text:p text:style-name="Standard"><text:tab/><text:span text:style-name="T1">Example:#<text:tab/></text:span></text:p>
      <text:p text:style-name="P20">Ich fahre nach Köln. Ich will dort studieren. =&gt; Ich fahre nach Köln, um dort zu studieren.</text:p>
      <text:p text:style-name="P11"/>
      <text:p text:style-name="P1"><text:tab/>Das ist ein guter Ort. Ich will mich erholen.</text:p>
      <text:h text:style-name="P45" text:outline-level="1"><text:tab/>Ich suche eine kleine Wohnung. Ich möchte allein wohnen.</text:h>
      <text:p text:style-name="P37"><text:tab/>Sie liegt im Bett. Sie kann nicht schlafen.</text:p>
      <text:p text:style-name="P1"><text:tab/>Er holt Bier aus dem Supermarkt. Er hat es nicht bezahlt.</text:p>
      <text:p text:style-name="P1"><text:tab/>Er fährt Auto. Er kennt das Auto nicht. </text:p>
      <text:p text:style-name="P1"><text:tab/>Wir sehen unseren Lehrer. Wir grüßen ihn nicht. </text:p>
      <text:p text:style-name="P1"><text:tab/>Sie trägt zwei volle Taschen. Sie bittet nicht ihren Sohn um Hilfe.</text:p>
      <text:p text:style-name="P1"><text:tab/>Sie hört eine lustige Geschichte. Sie lacht nicht darüber.</text:p>
      <text:h text:style-name="P45" text:outline-level="1"/>
      <text:p text:style-name="Standard"><text:span text:style-name="T4">Ü 182</text:span><text:span text:style-name="T1"> <text:s/>#Insert the correct verb from</text:span><text:span text:style-name="T3">: geben, nehmen, holen</text:span><text:span text:style-name="T1"> or </text:span><text:span text:style-name="T3">bringen.#</text:span><text:span text:style-name="T1"><text:tab/></text:span></text:p>
      <text:h text:style-name="P45" text:outline-level="1"><text:tab/></text:h>
      <text:p text:style-name="P1"><text:tab/>Meine Brille liegt auf dem Küchentisch. ... du sie mir aus der Küche?</text:p>
      <text:p text:style-name="P1"><text:tab/>Nein, ich soll dir kein Geld ... <text:s/></text:p>
      <text:h text:style-name="P45" text:outline-level="1"><text:tab/>Du kannst dir ein Stück Schokolade ...</text:h>
      <text:h text:style-name="P45" text:outline-level="1"><text:tab/>Leider kann ich Ihnen den Sessel nicht nach Stuttgart ...</text:h>
      <text:p text:style-name="P1"><text:tab/>Wir möchten Ihre Katze nicht ..., wenn Sie bei Ihren Kindern sind. </text:p>
      <text:p text:style-name="P1"><text:tab/>Der Lehrer ... den Schülern eine schwere Aufgabe.</text:p>
      <text:p text:style-name="P1"><text:tab/>Wer ... die Kinder in die Schule?</text:p>
      <text:p text:style-name="P1"><text:tab/>Er ... ihr das Frühstück ans Bett.</text:p>
      <text:p text:style-name="P1"><text:tab/>Wer darf die Zeitung aus dem Briefkasten ...?</text:p>
      <text:p text:style-name="P1"><text:tab/>Alle Kinder ... sich ein Stück Schokolade.</text:p>
      <text:p text:style-name="P41"/>
      <text:p text:style-name="P29"><text:span text:style-name="T22">Ü 183</text:span> <text:s/>#Form one sentence with each of the following verbs# <text:span text:style-name="T19">nehmen, geben, holen, bringen</text:span>. #Don’t write down any of the sentences from exercise 182.# </text:p>
      <text:p text:style-name="P29"/>
      <text:h text:style-name="Heading_20_7" text:outline-level="7"><text:soft-page-break/>Ü 184 <text:s/>#<text:span text:style-name="T23">Explain the derivation of the following adjectives. The words, from which the adjectives are derived, come from the vocabulary sections in lessons 1 – 14. </text:span></text:h>
      <text:p text:style-name="P29"><text:tab/>Write the noun with its article. </text:p>
      <text:p text:style-name="Standard"><text:tab/><text:span text:style-name="T1">Example:# <text:tab/></text:span></text:p>
      <text:p text:style-name="P17">zeitlich &lt;= die Zeit + -lich</text:p>
      <text:p text:style-name="P41"/>
      <text:p text:style-name="P1"><text:tab/>täglich<text:tab/><text:tab/><text:tab/><text:tab/></text:p>
      <text:p text:style-name="P1"><text:tab/>irrtümlich<text:tab/><text:tab/><text:tab/><text:tab/></text:p>
      <text:p text:style-name="P17">brüderlich<text:tab/><text:tab/></text:p>
      <text:p text:style-name="P1"><text:tab/>erklärlich</text:p>
      <text:p text:style-name="P1"><text:tab/>vergesslich</text:p>
      <text:p text:style-name="P1"><text:tab/>fraglich</text:p>
      <text:p text:style-name="P1"><text:tab/></text:p>
      <text:p text:style-name="P1"><text:tab/>kindisch<text:tab/><text:tab/><text:tab/><text:tab/></text:p>
      <text:p text:style-name="P1"><text:tab/>gegnerisch<text:tab/><text:tab/></text:p>
      <text:p text:style-name="P1"><text:s/><text:tab/>telefonisch<text:tab/></text:p>
      <text:p text:style-name="P1"><text:tab/>rechnerisch</text:p>
      <text:p text:style-name="P1"><text:tab/>spielerisch</text:p>
      <text:p text:style-name="P1"><text:tab/>telefonisch</text:p>
      <text:p text:style-name="P1"/>
      <text:p text:style-name="P1"><text:tab/>spaßig</text:p>
      <text:p text:style-name="P1"><text:tab/>eisig</text:p>
      <text:p text:style-name="P1"><text:tab/>sonnig</text:p>
      <text:p text:style-name="P1"/>
      <text:p text:style-name="P1"><text:tab/>machbar</text:p>
      <text:p text:style-name="P1"><text:tab/>essbar</text:p>
      <text:p text:style-name="P1"><text:tab/>bezahlbar</text:p>
      <text:p text:style-name="P1"><text:tab/>denkbar</text:p>
      <text:p text:style-name="P1"><text:tab/>lernbar</text:p>
      <text:p text:style-name="P1"/>
      <text:h text:style-name="Heading_20_7" text:outline-level="7">Ü 185 <text:s/>#<text:span text:style-name="T23">Explain the the derivation of the following nouns.</text:span> <text:span text:style-name="T23">The words, from which the nouns are derived, come from the vocabulary sections in lessons 1 – 14.</text:span></text:h>
      <text:p text:style-name="Standard"><text:tab/><text:span text:style-name="T1">Example:#<text:tab/></text:span></text:p>
      <text:p text:style-name="P17">Wohnung &lt;= wohn(en) + -ung</text:p>
      <text:p text:style-name="P41"><text:tab/></text:p>
      <text:p text:style-name="P1"><text:tab/>die Besorgung <text:tab/><text:tab/> <text:tab/></text:p>
      <text:p text:style-name="P1"><text:tab/>die Bezahlung<text:tab/> <text:tab/><text:tab/><text:tab/><text:tab/><text:tab/><text:tab/></text:p>
      <text:p text:style-name="P11">die Lesung <text:s/><text:tab/><text:tab/><text:tab/><text:tab/></text:p>
      <text:p text:style-name="P1"/>
      <text:p text:style-name="P1"><text:tab/>die Klugheit <text:tab/><text:tab/><text:tab/></text:p>
      <text:p text:style-name="P1"><text:tab/>die Schönheit <text:tab/><text:tab/></text:p>
      <text:p text:style-name="P1"><text:tab/>die Kindheit <text:tab/><text:tab/></text:p>
      <text:p text:style-name="P11"/>
      <text:p text:style-name="P11">die Neuigkeit<text:tab/><text:tab/> <text:tab/><text:tab/></text:p>
      <text:p text:style-name="P11">die Richtigkeit <text:tab/></text:p>
      <text:p text:style-name="P41"><text:tab/></text:p>
      <text:p text:style-name="P11"><text:tab/>die Gegnerschaft <text:tab/><text:tab/></text:p>
      <text:p text:style-name="P11">die Vaterschaft <text:tab/><text:tab/></text:p>
      <text:p text:style-name="P41"><text:tab/>die Mannschaft <text:tab/><text:tab/></text:p>
      <text:p text:style-name="P1"/>
      <text:p text:style-name="P1"><text:tab/>die Besorgnis<text:tab/><text:tab/><text:tab/><text:tab/></text:p>
      <text:p text:style-name="Standard"><text:soft-page-break/><text:span text:style-name="T1"><text:tab/></text:span>die Kenntnis</text:p>
      <text:p text:style-name="P1"/>
      <text:p text:style-name="P1"><text:tab/>der Irrtum<text:tab/><text:tab/></text:p>
      <text:p text:style-name="P1"><text:tab/>der Reichtum<text:tab/></text:p>
      <text:h text:style-name="P64" text:outline-level="6"/>
      <text:p text:style-name="Standard"><text:tab/><text:span text:style-name="T1">das Schicksal<text:tab/></text:span></text:p>
      <text:p text:style-name="Standard"><text:span text:style-name="T1"><text:tab/></text:span>die Mühsal<text:tab/></text:p>
      <text:h text:style-name="P64" text:outline-level="6"/>
      <text:h text:style-name="Heading_20_6" text:outline-level="6"><text:span text:style-name="T24">Ü</text:span> 186 <text:s/>#<text:span text:style-name="T23">Determine the meaning of# </text:span><text:span text:style-name="T21">doch</text:span><text:span text:style-name="T23"> #in the following sentences.</text:span></text:h>
      <text:p text:style-name="P40"><text:tab/><text:tab/>a) intensity </text:p>
      <text:p text:style-name="Standard"><text:tab/><text:tab/>b) contrast</text:p>
      <text:p text:style-name="Standard"><text:tab/>Example:#</text:p>
      <text:p text:style-name="Standard"><text:tab/><text:span text:style-name="T1">Komm doch am Sonntag zu uns. = a)</text:span></text:p>
      <text:p text:style-name="P1"><text:tab/>Nun heiratet er doch Maria und nicht Monika. = b)</text:p>
      <text:p text:style-name="P1"/>
      <text:p text:style-name="P1"><text:tab/>Das Buch interessiert mich nicht, doch ich lese es.</text:p>
      <text:p text:style-name="P1"><text:tab/>Du sollst doch hören, wenn deine Mutter dir etwas sagt.</text:p>
      <text:p text:style-name="P1"><text:tab/>Wir sind doch immer glücklich, wenn wir etwas von dir hören.</text:p>
      <text:p text:style-name="P1"><text:tab/>Er ist dumm, doch sein Freund glaubt es nicht.</text:p>
      <text:p text:style-name="P1"><text:tab/>Es ist doch zwecklos, auf den Bus zu warten.</text:p>
      <text:p text:style-name="P1"><text:tab/>Sie glaubt doch wirklich, dass er sie liebt.</text:p>
      <text:p text:style-name="P1"><text:tab/>Du hast doch Recht. Der Zug kommt erst in einer Stunde.</text:p>
      <text:p text:style-name="P1"><text:tab/>Ich erinnere mich. Ich habe es doch schon gehört.</text:p>
      <text:p text:style-name="P1"><text:tab/>Schön, dass du doch noch gekommen bist.</text:p>
      <text:p text:style-name="P1"><text:tab/>Mach doch nicht so ein Gesicht!</text:p>
      <text:p text:style-name="P1"/>
      <text:p text:style-name="Standard"><text:span text:style-name="T22">Ü 187 <text:s/>#</text:span>Determine the meaning of <text:s/><text:span text:style-name="T19">eigentlich</text:span> in the following sentences.</text:p>
      <text:p text:style-name="P40"><text:tab/><text:tab/>a) actually<text:tab/></text:p>
      <text:p text:style-name="Standard"><text:tab/><text:tab/>b) doubt</text:p>
      <text:p text:style-name="Standard"><text:tab/><text:span text:style-name="T1">Example:#</text:span></text:p>
      <text:p text:style-name="P1"><text:tab/>Eigentlich möchte ich nicht ins Kino gehen. = a)</text:p>
      <text:p text:style-name="P1"><text:tab/>Bist du eigentlich sicher, dass es stimmt? = b)</text:p>
      <text:p text:style-name="P1"/>
      <text:p text:style-name="P1"><text:tab/>Hat er eigentlich etwas Wichtiges gesagt?</text:p>
      <text:p text:style-name="P1"><text:tab/>Eigentlich ist nichts passiert.</text:p>
      <text:p text:style-name="P1"><text:tab/>Er hat Bier getrunken. Eigentlich darf er nicht Auto fahren.</text:p>
      <text:p text:style-name="P1"><text:tab/>Welche Bluse soll ich eigentlich kaufen? </text:p>
      <text:p text:style-name="P1"><text:tab/>Wir fahren nach Paris, aber eigentlich interessieren wir uns mehr für Rom.</text:p>
      <text:p text:style-name="P1"><text:tab/>Er geht zum Auto und denkt: Wo steht das Auto eigentlich?</text:p>
      <text:p text:style-name="P1"><text:tab/>Du arbeitest so viel. Hast du eigentlich nie Urlaub?</text:p>
      <text:p text:style-name="P1"><text:tab/>Eigentlich bin ich nur glücklich, wenn du bei mir bist.</text:p>
      <text:p text:style-name="P1"><text:tab/>Das Essen schmeckt eigentlich gut, aber ich habe keinen Hunger.</text:p>
      <text:p text:style-name="P1"><text:tab/>Bist du eigentlich wieder gesund?<text:tab/> </text:p>
      <text:p text:style-name="P1"/>
      <text:p text:style-name="P22"><text:span text:style-name="T22">Ü 188 <text:s/>#</text:span>Link the answers a) – f) with the appropriate question from 1. – 5. One answer doesn’t fit. <text:span text:style-name="T25">Write: 1 = x, 2 = y ...# </text:span></text:p>
      <text:p text:style-name="P24"/>
      <text:p text:style-name="P15"><text:span text:style-name="T25"><text:tab/></text:span><text:span text:style-name="T1">1. Wollen Sie schon gehen? <text:s/><text:tab/><text:tab/>=<text:tab/></text:span></text:p>
      <text:p text:style-name="P1"><text:tab/><text:tab/>2. Möchten Sie das Buch lesen?<text:tab/>=</text:p>
      <text:p text:style-name="P1"><text:tab/><text:tab/>3. Haben Sie eine Wohnung?<text:tab/><text:tab/>=</text:p>
      <text:p text:style-name="P1"><text:tab/><text:tab/>4. Wie geht es Ihnen?<text:tab/><text:tab/><text:tab/>=</text:p>
      <text:p text:style-name="P1"><text:soft-page-break/><text:tab/><text:tab/>5. Haben Sie eine Familie?<text:tab/><text:tab/>=</text:p>
      <text:p text:style-name="P1"><text:tab/></text:p>
      <text:p text:style-name="P1"><text:tab/><text:tab/>a) <text:s/>Ja, eine große Familie.</text:p>
      <text:p text:style-name="P1"><text:tab/><text:tab/>b) <text:s/>Ich weiß es nicht.</text:p>
      <text:list xml:id="list153961527" text:style-name="WW8Num18">
        <text:list-item>
          <text:p text:style-name="P43">Ja, leider, es ist schon spät.</text:p>
        </text:list-item>
        <text:list-item>
          <text:p text:style-name="P43">Ja, es interessiert mich sehr.</text:p>
        </text:list-item>
        <text:list-item>
          <text:p text:style-name="P43">Nein, noch nicht.</text:p>
        </text:list-item>
      </text:list>
      <text:p text:style-name="P35">f) <text:s text:c="2"/>Danke, gut.</text:p>
      <text:p text:style-name="P1"><text:tab/></text:p>
      <text:p text:style-name="P29"><text:span text:style-name="T22">Ü 189</text:span> <text:s/>#Choose an appropriate preposition for the following sentences. Note:sometimes the article merges with the preposition.</text:p>
      <text:p text:style-name="P29"><text:tab/><text:span text:style-name="T1">Example:#</text:span></text:p>
      <text:p text:style-name="P31"><text:tab/>Die Kinder sind ... Schule. =&gt; Die Kinder sind in der Schule.</text:p>
      <text:p text:style-name="P31"><text:tab/>Die Kinder sind ... Kindergarten. =&gt; Die Kinder sind im Kindergarten.</text:p>
      <text:p text:style-name="P31"/>
      <text:p text:style-name="P31"><text:tab/>Das Essen steht ... Tisch.</text:p>
      <text:p text:style-name="P31"><text:tab/>Wir gehen ... Kino.</text:p>
      <text:p text:style-name="P31"><text:tab/>Ich fahre ... Eltern.</text:p>
      <text:p text:style-name="P31"><text:tab/>Sie kommt ... Schule</text:p>
      <text:p text:style-name="P31"><text:tab/>Er arbeitet ... Büro.</text:p>
      <text:p text:style-name="P31"><text:tab/>Die Männer tragen die Möbel ... Haus.</text:p>
      <text:p text:style-name="P31"><text:tab/>Die Blumen stehen ... Tisch.</text:p>
      <text:p text:style-name="P31"><text:tab/>Die Blumen stehen ... Fenster.</text:p>
      <text:p text:style-name="P31"><text:tab/>Die Kinder sind ... Bett.</text:p>
      <text:p text:style-name="P29"><text:span text:style-name="T1"><text:tab/>Wir stellen den Stuhl ... </text:span>Fenster.<text:tab/></text:p>
      <text:p text:style-name="P29"/>
      <text:p text:style-name="P29"/>
      <text:h text:style-name="P53" text:outline-level="2"/>
      <text:h text:style-name="P47" text:outline-level="1">Fragen</text:h>
      <text:p text:style-name="Standard"/>
      <text:p text:style-name="Standard">1.<text:tab/>#With which numbers is <text:span text:style-name="T19">-und-</text:span> omitted, when you say the numbers?#</text:p>
      <text:p text:style-name="Standard"/>
      <text:p text:style-name="Standard">2.<text:tab/>#What semantic effect is there, if a sentence begins with <text:span text:style-name="T19">Ich glaube</text:span>, ...?#</text:p>
      <text:p text:style-name="P40"/>
      <text:p text:style-name="Standard">3.<text:tab/>#What is your opinion of <text:s/>text 58? Will the bank give the credit which was asked for?#</text:p>
      <text:p text:style-name="Standard"/>
      <text:p text:style-name="Textkörper-Einzug_20_2">4.<text:tab/>#What is your opinion of <text:s/>text 60? Is the scepticism of the person, who receives a free newspaper, justified?# </text:p>
      <text:p text:style-name="Standard"/>
      <text:p text:style-name="Textkörper-Einzug_20_2"/>
      <text:p text:style-name="Standard"/>
      <text:h text:style-name="Heading_20_2" text:outline-level="2">Aufgaben<text:span text:style-name="T5"> </text:span></text:h>
      <text:p text:style-name="Standard"/>
      <text:p text:style-name="P29">1.<text:tab/>#Look in a dictionary for two derivative adjectives and two derivative nouns, and determine how they are formed.#</text:p>
      <text:p text:style-name="Standard"/>
      <text:p text:style-name="P32"><text:span text:style-name="T5">2. <text:s/><text:tab/>#The compound word# </text:span><text:span text:style-name="T14">menschenfreundlich #</text:span><text:span text:style-name="T5">is to be found in text 60. From which words is it formed? Do you recognise the derivative, which is a part of the word?#</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style:text-underline-style="solid" style:text-underline-width="auto" style:text-underline-color="font-color" style:font-size-asian="14pt"/>
    </style:style>
    <style:style style:name="Heading_20_4" style:display-name="Heading 4" style:family="paragraph" style:parent-style-name="Standard" style:next-style-name="Standard" style:default-outline-level="4" style:class="text">
      <style:paragraph-properties fo:margin-left="0.9835in" fo:margin-right="0in" fo:text-indent="-0.9791in" style:auto-text-indent="false" fo:keep-with-next="always"/>
      <style:text-properties fo:font-size="14pt"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4898in" fo:margin-right="0in" fo:text-indent="-0.4898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in" fo:text-indent="0.4917in" style:auto-text-indent="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6pt" fo:language="de" fo:country="DE"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9835in" fo:margin-right="0in" fo:text-indent="-0.9791in" style:auto-text-indent="false"/>
    </style:style>
    <style:style style:name="Textkörper-Einzug_20_2" style:display-name="Textkörper-Einzug 2" style:family="paragraph" style:parent-style-name="Standard">
      <style:paragraph-properties fo:margin-left="0.4898in" fo:margin-right="0in" fo:text-indent="-0.4898in" style:auto-text-indent="fals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körper-Einzug_20_3" style:display-name="Textkörper-Einzug 3" style:family="paragraph" style:parent-style-name="Standard">
      <style:paragraph-properties fo:margin-left="1.4752in" fo:margin-right="0in" fo:text-indent="-1.4752in" style:auto-text-indent="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Wingdings"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Wingdings"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Wingdings"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4z0" style:family="text">
      <style:text-properties style:font-name="Wingdings"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Wingdings"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7335in" fo:text-indent="-0.25in" fo:margin-left="1.7335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335in" fo:text-indent="-0.25in" fo:margin-left="3.233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335in" fo:text-indent="-0.25in" fo:margin-left="4.7335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text:start-value="4">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5">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2398in" fo:text-indent="-0.25in" fo:margin-left="1.2398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398in" fo:text-indent="-0.25in" fo:margin-left="2.7398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398in" fo:text-indent="-0.25in" fo:margin-left="4.2398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2335in" fo:text-indent="-0.25in" fo:margin-left="1.23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335in" fo:text-indent="-0.1252in" fo:margin-left="2.2335in"/>
        </style:list-level-properties>
      </text:list-level-style-number>
      <text:list-level-style-number text:level="4"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335in" fo:text-indent="-0.1252in" fo:margin-left="3.7335in"/>
        </style:list-level-properties>
      </text:list-level-style-number>
      <text:list-level-style-number text:level="7" style:num-suffix="." style:num-format="1">
        <style:list-level-properties text:list-level-position-and-space-mode="label-alignment">
          <style:list-level-label-alignment text:label-followed-by="listtab" text:list-tab-stop-position="4.2335in" fo:text-indent="-0.25in" fo:margin-left="4.23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335in" fo:text-indent="-0.25in" fo:margin-left="4.7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335in"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text:start-value="2">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text:start-value="2">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fo:min-width="0.0161in" draw:z-index="12"><draw:text-box fo:min-height="0.1457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ktion 12</dc:title>
    <meta:initial-creator>vera friedländer</meta:initial-creator>
    <meta:creation-date>2010-01-13T14:37:00</meta:creation-date>
    <dc:creator>marvin </dc:creator>
    <dc:date>2011-05-16T09:20:26</dc:date>
    <meta:print-date>2005-04-10T18:45:00</meta:print-date>
    <meta:editing-cycles>25</meta:editing-cycles>
    <meta:generator>LibreOffice/3.3$Linux LibreOffice_project/330m19$Build-202</meta:generator>
    <meta:editing-duration>PT1H28M11S</meta:editing-duration>
    <meta:document-statistic meta:table-count="0" meta:image-count="0" meta:object-count="0" meta:page-count="13" meta:paragraph-count="438" meta:word-count="3508" meta:character-count="21191"/>
    <meta:user-defined meta:name="Info 1"/>
    <meta:user-defined meta:name="Info 2"/>
    <meta:user-defined meta:name="Info 3"/>
    <meta:user-defined meta:name="Info 4"/>
  </office:meta>
</office:document-meta>
</file>